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officeooo:paragraph-rsid="000dc450" style:font-size-asian="12pt" style:font-size-complex="12pt"/>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paragraph-rsid="000c8756" style:font-size-asian="12pt" style:font-size-complex="12pt"/>
    </style:style>
    <style:style style:name="P4" style:family="paragraph" style:parent-style-name="Standard">
      <style:text-properties style:font-name="Liberation Serif" fo:font-size="10pt" style:font-size-asian="10pt" style:font-size-complex="10pt"/>
    </style:style>
    <style:style style:name="P5" style:family="paragraph" style:parent-style-name="Standard">
      <style:text-properties style:font-name="Liberation Serif" fo:font-size="10pt" officeooo:paragraph-rsid="000dc450" style:font-size-asian="10pt" style:font-size-complex="10pt"/>
    </style:style>
    <style:style style:name="P6" style:family="paragraph" style:parent-style-name="Standard">
      <style:text-properties style:font-name="Liberation Serif" officeooo:paragraph-rsid="000e0b06"/>
    </style:style>
    <style:style style:name="P7"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Liberation Serif"/>
    </style:style>
    <style:style style:name="P8"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Liberation Serif" fo:font-size="12pt" style:font-size-asian="12pt" style:font-size-complex="12pt"/>
    </style:style>
    <style:style style:name="P9"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Liberation Serif" officeooo:paragraph-rsid="000e0b06"/>
    </style:style>
    <style:style style:name="P10"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paragraph-rsid="000c8756"/>
    </style:style>
    <style:style style:name="P11"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12" style:family="paragraph" style:parent-style-name="Standard">
      <loext:graphic-properties draw:fill="none"/>
      <style:paragraph-properties fo:margin-left="0cm" fo:margin-right="0cm" fo:text-indent="0.499cm" style:auto-text-indent="false" fo:background-color="transparent"/>
      <style:text-properties fo:font-size="12pt" style:text-underline-style="none" fo:font-weight="normal" officeooo:rsid="000c8756" officeooo:paragraph-rsid="000c8756"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0cm" fo:text-indent="0.499cm" style:auto-text-indent="false" fo:background-color="transparent"/>
      <style:text-properties fo:font-size="12pt" style:text-underline-style="solid" style:text-underline-width="auto" style:text-underline-color="font-color" fo:font-weight="bold" officeooo:rsid="000c8756" officeooo:paragraph-rsid="000c8756" style:font-size-asian="10.5pt" style:font-weight-asian="bold" style:font-size-complex="12pt" style:font-weight-complex="bold"/>
    </style:style>
    <style:style style:name="P14" style:family="paragraph" style:parent-style-name="Standard">
      <loext:graphic-properties draw:fill="none"/>
      <style:paragraph-properties fo:margin-left="0cm" fo:margin-right="0cm" fo:text-indent="0.499cm" style:auto-text-indent="false" fo:background-color="transparent"/>
      <style:text-properties style:font-name="Liberation Serif"/>
    </style:style>
    <style:style style:name="P15" style:family="paragraph" style:parent-style-name="Standard">
      <loext:graphic-properties draw:fill="none"/>
      <style:paragraph-properties fo:margin-left="0cm" fo:margin-right="0cm" fo:text-indent="0.499cm" style:auto-text-indent="false" fo:background-color="transparent"/>
      <style:text-properties style:font-name="Liberation Serif" style:text-underline-style="solid" style:text-underline-width="auto" style:text-underline-color="font-color" fo:font-weight="bold" officeooo:rsid="000dc450" officeooo:paragraph-rsid="000dc450" style:font-weight-asian="bold" style:font-weight-complex="bold"/>
    </style:style>
    <style:style style:name="P16" style:family="paragraph" style:parent-style-name="Standard">
      <style:text-properties style:font-name="Liberation Sans1" fo:font-size="12pt" officeooo:paragraph-rsid="000c8756" style:font-size-asian="12pt" style:font-size-complex="12pt"/>
    </style:style>
    <style:style style:name="P17" style:family="paragraph" style:parent-style-name="Standard">
      <style:text-properties style:font-name="Liberation Serif"/>
    </style:style>
    <style:style style:name="P18" style:family="paragraph" style:parent-style-name="Standard">
      <style:text-properties style:font-name="Liberation Serif" fo:font-size="12pt" officeooo:paragraph-rsid="000dc450" style:font-size-asian="12pt" style:font-size-complex="12pt"/>
    </style:style>
    <style:style style:name="P19" style:family="paragraph" style:parent-style-name="Standard">
      <style:text-properties style:font-name="Liberation Serif" fo:font-size="12pt" fo:font-weight="bold" style:font-size-asian="12pt" style:font-weight-asian="bold" style:font-size-complex="12pt"/>
    </style:style>
    <style:style style:name="P20" style:family="paragraph" style:parent-style-name="Standard">
      <style:text-properties style:font-name="Liberation Serif" fo:font-size="12pt" style:text-underline-style="none" fo:font-weight="normal" style:font-size-asian="12pt" style:font-weight-asian="normal" style:font-size-complex="12pt" style:font-weight-complex="normal"/>
    </style:style>
    <style:style style:name="P21" style:family="paragraph" style:parent-style-name="Standard">
      <style:text-properties style:font-name="Liberation Serif" fo:font-size="10pt" style:font-size-asian="10pt" style:font-size-complex="10pt"/>
    </style:style>
    <style:style style:name="P22" style:family="paragraph" style:parent-style-name="Standard">
      <style:text-properties style:font-name="Liberation Serif" fo:font-size="10pt" officeooo:paragraph-rsid="000dc450" style:font-size-asian="10pt" style:font-size-complex="10pt"/>
    </style:style>
    <style:style style:name="P23" style:family="paragraph" style:parent-style-name="Standard">
      <style:text-properties style:font-name="Liberation Serif" fo:font-weight="bold" style:font-weight-asian="bold"/>
    </style:style>
    <style:style style:name="P24" style:family="paragraph" style:parent-style-name="Standard">
      <style:text-properties fo:font-size="12pt" style:text-underline-style="solid" style:text-underline-width="auto" style:text-underline-color="font-color" fo:font-weight="bold" officeooo:rsid="000b8dcf" officeooo:paragraph-rsid="000b8dcf" style:font-size-asian="10.5pt" style:font-weight-asian="bold" style:font-size-complex="12pt" style:font-weight-complex="bold"/>
    </style:style>
    <style:style style:name="P25"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Liberation Serif"/>
    </style:style>
    <style:style style:name="P26" style:family="paragraph" style:parent-style-name="Standard" style:master-page-name="">
      <loext:graphic-properties draw:fill="none"/>
      <style:paragraph-properties fo:margin-left="0cm" fo:margin-right="0cm" fo:text-indent="0.499cm" style:auto-text-indent="false" style:page-number="auto" fo:background-color="transparent"/>
      <style:text-properties fo:font-size="12pt" style:text-underline-style="none" fo:font-weight="normal" officeooo:rsid="000c8756" officeooo:paragraph-rsid="000c8756"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text-indent="0.499cm" style:auto-text-indent="false" fo:background-color="transparent"/>
      <style:text-properties style:font-name="Liberation Serif" style:text-underline-style="none" fo:font-weight="normal" officeooo:rsid="000dc450" officeooo:paragraph-rsid="000dc450" style:font-weight-asian="normal" style:font-weight-complex="normal"/>
    </style:style>
    <style:style style:name="P28" style:family="paragraph" style:parent-style-name="Standard">
      <loext:graphic-properties draw:fill="none"/>
      <style:paragraph-properties fo:margin-left="0cm" fo:margin-right="0cm" fo:text-indent="0.499cm" style:auto-text-indent="false" fo:background-color="transparent"/>
      <style:text-properties style:font-name="Liberation Serif" fo:font-size="12pt" fo:font-weight="bold" style:font-size-asian="12pt" style:font-weight-asian="bold" style:font-size-complex="12pt"/>
    </style:style>
    <style:style style:name="P29" style:family="paragraph" style:parent-style-name="Standard">
      <loext:graphic-properties draw:fill="none"/>
      <style:paragraph-properties fo:margin-left="0cm" fo:margin-right="0cm" fo:text-indent="0.499cm" style:auto-text-indent="false" fo:background-color="transparent"/>
      <style:text-properties fo:font-size="12pt" style:text-underline-style="none" fo:font-weight="normal" officeooo:rsid="000c8756" officeooo:paragraph-rsid="000c8756"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text-indent="0.499cm" style:auto-text-indent="false" fo:background-color="transparent"/>
      <style:text-properties fo:font-size="12pt" style:text-underline-style="none" fo:font-weight="normal" officeooo:rsid="000fb39d" officeooo:paragraph-rsid="000fb39d"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text-indent="0.499cm" style:auto-text-indent="false" fo:background-color="transparent"/>
      <style:text-properties fo:font-size="12pt" style:text-underline-style="solid" style:text-underline-width="auto" style:text-underline-color="font-color" fo:font-weight="bold" officeooo:rsid="000fb39d" officeooo:paragraph-rsid="000fb39d" style:font-size-asian="10.5pt" style:font-weight-asian="bold" style:font-size-complex="12pt" style:font-weight-complex="bold"/>
    </style:style>
    <style:style style:name="P32" style:family="paragraph" style:parent-style-name="Standard">
      <loext:graphic-properties draw:fill="none"/>
      <style:paragraph-properties fo:margin-left="0cm" fo:margin-right="0cm" fo:text-align="center" style:justify-single-word="false" fo:text-indent="0.499cm" style:auto-text-indent="false" fo:background-color="transparent"/>
      <style:text-properties fo:font-size="40pt" style:text-underline-style="solid" style:text-underline-width="auto" style:text-underline-color="font-color" fo:font-weight="bold" officeooo:rsid="000fb39d" officeooo:paragraph-rsid="000fb39d" style:font-size-asian="40pt" style:font-weight-asian="bold" style:font-size-complex="40pt" style:font-weight-complex="bold"/>
    </style:style>
    <style:style style:name="T1" style:family="text">
      <style:text-properties officeooo:rsid="000c8756"/>
    </style:style>
    <style:style style:name="T2" style:family="text">
      <style:text-properties style:font-name="Liberation Sans1"/>
    </style:style>
    <style:style style:name="T3" style:family="text">
      <style:text-properties style:font-name="Liberation Sans1" fo:font-size="12pt" style:font-size-asian="12pt" style:font-size-complex="12pt"/>
    </style:style>
    <style:style style:name="T4" style:family="text">
      <style:text-properties fo:font-size="12pt" style:font-size-asian="12pt" style:font-size-complex="12pt"/>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T7" style:family="text">
      <style:text-properties style:font-name="Liberation Serif" officeooo:rsid="000dc450"/>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0c8756" style:font-weight-asian="bold" style:font-weight-complex="bold"/>
    </style:style>
    <style:style style:name="T11" style:family="text">
      <style:text-properties officeooo:rsid="000dc4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SEAM <text:s/>CARVIN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Vicente Martínez Franco<text:tab/><text:tab/><text:tab/><text:tab/>Algoritmos y Computacion <text:s text:c="5"/>Curso 2015/2016</text:p>
      <text:p text:style-name="P31"><text:soft-page-break/>Descripcion</text:p>
      <text:p text:style-name="P12"/>
      <text:p text:style-name="P12">El algoritmo de seam carving es un algortimo de escaado de imagenes en el cual se tiene en cuenta el contenido de la misma. En especifico con este algoritmo se pretenden eliminar las zonas que menos destacan en el interior de la imagen al reducirla evitnado de esta forma qe los objetos queden excesivamente deformados.</text:p>
      <text:p text:style-name="P12"/>
      <text:p text:style-name="P12">Para ello este algoritmo hace los siguiente. En primer lugar da un valor a cada pixel dependiendo de el contraste del mismo con los pixeles de su alrededor. Cuanto menor sea el contraste menor sera el valor del mismo. Posteriormente se buscan caminos que unan la primera con la ultima fila de la imagen (o columna dependiendo de como se quiera escalar la imagen) con el minimo peso posible. Para realizar este camino en cada pixel se escoge entre los pixeles adyacentes al evaluado de la fila anterior y se escoge el que tenga un menor valor de camino hasta ese punto, siendo el valor del camino la suma de los valores de los pixeles hasta ese <text:s/>momento.</text:p>
      <text:p text:style-name="P12"/>
      <text:p text:style-name="P11"><text:span text:style-name="T5">Para realizar este algoritmo en programación dinámica</text:span><text:span text:style-name="T2"> </text:span>rellenaremos una matriz con el coste del pixel, el coste mínimo del camino hasta ese punto y un apuntador al elemento anterior de dicho camino</text:p>
      <text:p text:style-name="P16"><text:tab/></text:p>
      <text:p text:style-name="P10"><text:span text:style-name="T6">El coste de este rellenado es O(alto_de_imagen</text:span><text:span text:style-name="T3"> * </text:span><text:span text:style-name="T4">ancho_de_imagen) es decir el numero de pixeles.</text:span></text:p>
      <text:p text:style-name="P12"/>
      <text:p text:style-name="P13">Pseudocodigo rellenado de matriz:</text:p>
      <text:p text:style-name="P18"><text:tab/></text:p>
      <text:p text:style-name="P1"><text:span text:style-name="T7"><text:tab/></text:span><text:span text:style-name="T5">ancho_im, alto_im, imagen[ ][ ];</text:span></text:p>
      <text:p text:style-name="P2"><text:tab/><text:span text:style-name="T1">f</text:span>or i&lt;-0, i&lt;ancho_im:<text:tab/><text:tab/><text:tab/><text:tab/><text:tab/><text:tab/> <text:span text:style-name="T9">O(ancho_im*alto_im)</text:span></text:p>
      <text:p text:style-name="P2"><text:s/><text:tab/><text:tab/>for j&lt;-0, j&lt;alto_im:<text:tab/><text:tab/><text:tab/><text:tab/><text:tab/> <text:span text:style-name="T9">O(alto_im)</text:span></text:p>
      <text:p text:style-name="P2"><text:s/><text:tab/><text:tab/><text:tab/>if i=0:</text:p>
      <text:p text:style-name="P2"><text:s/><text:tab/><text:tab/><text:tab/><text:tab/>Anterior&lt;- null<text:tab/><text:tab/><text:tab/><text:span text:style-name="T9">O(1)</text:span></text:p>
      <text:p text:style-name="P2"><text:s/><text:tab/><text:tab/><text:tab/> <text:tab/>min_valor &lt;- valor(imagen[ i ][ j ])<text:tab/><text:span text:style-name="T9">O(1)</text:span></text:p>
      <text:p text:style-name="P2"><text:s/><text:tab/><text:tab/> <text:tab/>else:</text:p>
      <text:p text:style-name="P2"><text:s/><text:tab/><text:tab/><text:tab/> <text:tab/>Anterior←minimo(coste[i-1][j-1],coste[i-1][j],coste[i-1][j+1]) <text:s/><text:span text:style-name="T10">O(1)</text:span></text:p>
      <text:p text:style-name="P2"><text:s/><text:tab/><text:tab/><text:tab/> <text:tab/>min_valor&lt;- anterior+valor(imagen[ i ][ j ])<text:tab/><text:tab/><text:tab/><text:span text:style-name="T9">O(1)</text:span></text:p>
      <text:p text:style-name="P3"><text:s/><text:tab/><text:tab/> <text:tab/></text:p>
      <text:p text:style-name="P3"><text:tab/><text:tab/><text:tab/>coste[ i ][ j ]&lt;- [anterior,min_valor,valor(imagen[ i ][ j ]]</text:p>
      <text:p text:style-name="P3"/>
      <text:p text:style-name="P17"/>
      <text:p text:style-name="P7">Puede haber mas de un camino que pase por el mismo pixel, luego habría que tener cuidado con ello.</text:p>
      <text:p text:style-name="P7">Para esto habría que cada vez que se elimine un camino asegurarse que este se conserve intacto. Para ello <text:s/>podríamos ir recorriendo el camino comparando el valor del mismo con el del pixel al que apunta y en el caso de no coincidir cambiar el apuntador al nuevo <text:s/>mínimo de entre los pixeles de la linea <text:s/>anterior (y cambiar <text:s/>también el valor del camino)</text:p>
      <text:p text:style-name="P14"/>
      <text:p text:style-name="P15">Pseudocodigo eliminar caminos:</text:p>
      <text:p text:style-name="P27"/>
      <text:p text:style-name="P4">while(alto_im&gt;alto_final):</text:p>
      <text:p text:style-name="P5"><text:tab/>min_camino[ ]&lt;-min(coste[ ][ ])</text:p>
      <text:p text:style-name="P5"><text:tab/>for( i&lt;-0, i&lt;ancho imagen):</text:p>
      <text:p text:style-name="P5"><text:s/><text:tab/><text:tab/>if (min_camino[i].valor_camino!=(min_camino[i].valor+min_camino[i-1].valor_camino):</text:p>
      <text:p text:style-name="P5"><text:tab/><text:tab/> <text:s text:c="11"/>min_camino[i].anterior&lt;-minimo(coste[i-1][j-1],coste[i-1][j],coste[i-1][j+1])</text:p>
      <text:p text:style-name="P5"><text:s/><text:tab/><text:tab/> <text:s text:c="11"/>v&lt;-min_camino[i].valor_camino-(min_camino[i].valor+min_camino[i].anterior.valor_camino)</text:p>
      <text:p text:style-name="P5"><text:tab/><text:tab/><text:tab/>for(j&lt;-0, j&lt;=i):</text:p>
      <text:p text:style-name="P4"><text:s/><text:tab/><text:tab/><text:tab/> <text:s text:c="5"/><text:tab/> <text:s text:c="3"/>min_camino[j].valor_camino&lt;-min_camino[j].valor_camino – v <text:s text:c="10"/></text:p>
      <text:p text:style-name="P4"><text:soft-page-break/><text:s/><text:tab/><text:tab/> <text:s text:c="8"/><text:tab/>for(j&lt;-i+1,j&lt;ancho_imagen):</text:p>
      <text:p text:style-name="P5"><text:s/><text:tab/><text:tab/><text:tab/> <text:tab/> <text:s text:c="3"/>min_camino[j]&lt;-min_camino[j-1].anterior<text:tab/></text:p>
      <text:p text:style-name="P5"><text:tab/><text:tab/>if(min_camino=min(coste[ ][ ])):</text:p>
      <text:p text:style-name="P5"><text:s/><text:tab/><text:tab/><text:tab/> <text:s text:c="2"/>eliminarCamino(minimo_camino)<text:tab/></text:p>
      <text:p text:style-name="P5"/>
      <text:p text:style-name="P8">En el peor de los casos en cada eliminacion de un camino deberia corregir alto_imagen numero<text:span text:style-name="T11">(</text:span> de caminos <text:span text:style-name="T11">(es decir todos los posibles caminos),cuyo coste es del ancho de la imagen</text:span> y repetiria esto alto_imagen-alto_final numero de veces luego el coste seria de <text:span text:style-name="T8">(alto_imagen*ancho_imagen)*(alto_imagen-alto_final)</text:span></text:p>
      <text:p text:style-name="P28"/>
      <text:p text:style-name="P7">Por supuesto hay otras formas de solventar este problema que es posible que puedan ser mas eficientes que la desarrollada por mi en el apartado anterior.</text:p>
      <text:p text:style-name="P6"><text:s/><text:tab/></text:p>
      <text:p text:style-name="P9">Para desarrollar este algoritmo de forma que elimine anchura a la imagen en lugar de altura simplemente bastaria con cambiar altura por anchura en el algoritmo y viceversa o bien pasarle a este mismo algoritmo la imagen traspuesta y una vez eliminado volverla a trasponer.</text:p>
      <text:p text:style-name="P23"/>
      <text:p text:style-name="P19"/>
      <text:p text:style-name="P19"/>
      <text:p text:style-name="P5"><text:tab/><text:tab/> <text:s/><text:tab/><text:tab/><text:tab/><text:tab/></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Tahoma" style:font-family-asian="Tahoma"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Tahoma" style:font-family-asian="Tahoma"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23:44:18.400103220</meta:creation-date>
    <dc:date>2015-12-15T23:01:47.521378426</dc:date>
    <meta:editing-duration>PT14M43S</meta:editing-duration>
    <meta:editing-cycles>2</meta:editing-cycles>
    <meta:generator>LibreOffice/4.4.6.3$Linux_X86_64 LibreOffice_project/40m0$Build-3</meta:generator>
    <meta:document-statistic meta:table-count="0" meta:image-count="0" meta:object-count="0" meta:page-count="3" meta:paragraph-count="41" meta:word-count="505" meta:character-count="3666" meta:non-whitespace-character-count="3012"/>
  </office:meta>
</office:document-meta>
</file>